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B000001D3A10CAF25.png" manifest:media-type="image/png"/>
  <manifest:file-entry manifest:full-path="Pictures/10000000000002F8000001D007D5563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cm" svg:height="8.486cm" svg:x="6.1cm" svg:y="1.801cm">
          <draw:image xlink:href="Pictures/10000000000002F8000001D007D5563B.png" xlink:type="simple" xlink:show="embed" xlink:actuate="onLoad">
            <text:p/>
          </draw:image>
        </draw:frame>
        <draw:frame draw:style-name="gr2" draw:layer="layout" svg:width="0.853cm" svg:height="0.962cm" svg:x="8.082cm" svg:y="2.271cm">
          <draw:text-box>
            <text:p>1</text:p>
          </draw:text-box>
        </draw:frame>
        <draw:custom-shape draw:style-name="gr3" draw:text-style-name="P1" draw:layer="layout" svg:width="1.1cm" svg:height="0.61cm" svg:x="7.1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1cm" svg:x="6.5cm" svg:y="3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7.648cm" svg:y="3.267cm">
          <draw:text-box>
            <text:p>2</text:p>
          </draw:text-box>
        </draw:frame>
        <draw:frame draw:style-name="gr1" draw:text-style-name="P1" draw:layer="layout" svg:width="14.01cm" svg:height="8.574cm" svg:x="6.1cm" svg:y="10.326cm">
          <draw:image xlink:href="Pictures/10000000000002FB000001D3A10CAF25.png" xlink:type="simple" xlink:show="embed" xlink:actuate="onLoad">
            <text:p/>
          </draw:image>
        </draw:frame>
        <draw:custom-shape draw:style-name="gr3" draw:text-style-name="P1" draw:layer="layout" svg:width="3.3cm" svg:height="0.71cm" svg:x="9.8cm" svg:y="16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853cm" svg:height="0.962cm" svg:x="9.2cm" svg:y="13.738cm">
          <draw:text-box>
            <text:p>3</text:p>
          </draw:text-box>
        </draw:frame>
        <draw:frame draw:style-name="gr2" draw:layer="layout" svg:width="0.853cm" svg:height="0.962cm" svg:x="13.2cm" svg:y="16.038cm">
          <draw:text-box>
            <text:p>4</text:p>
          </draw:text-box>
        </draw:frame>
        <draw:custom-shape draw:style-name="gr4" draw:text-style-name="P1" draw:layer="layout" svg:width="6.147cm" svg:height="5.199cm" draw:transform="rotate (1.79437300397537) translate (3.398cm 13.948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1:26:29.397000000</meta:creation-date>
    <dc:date>2015-03-12T11:32:21.862000000</dc:date>
    <meta:editing-duration>P0D</meta:editing-duration>
    <meta:editing-cycles>1</meta:editing-cycles>
    <meta:document-statistic meta:object-count="10"/>
    <meta:generator>LibreOffice/4.2.5.2$Windows_x86 LibreOffice_project/61cb170a04bb1f12e77c884eab9192be736ec5f5</meta:generator>
  </office:meta>
</office:document-meta>
</file>